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7ef2b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ce36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d919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ad2dc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8fce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00b41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officeooo:paragraph-rsid="00061c92"/>
    </style:style>
    <style:style style:name="P10" style:family="paragraph" style:parent-style-name="Standard">
      <style:text-properties fo:color="#1b75bc" officeooo:paragraph-rsid="00061c92"/>
    </style:style>
    <style:style style:name="P11" style:family="paragraph" style:parent-style-name="Standard">
      <style:paragraph-properties style:line-height-at-least="0.503cm"/>
      <style:text-properties fo:color="#1b75bc" officeooo:paragraph-rsid="0007ef2b"/>
    </style:style>
    <style:style style:name="P12" style:family="paragraph" style:parent-style-name="Standard">
      <style:paragraph-properties style:line-height-at-least="0.503cm"/>
      <style:text-properties fo:color="#1b75bc" officeooo:paragraph-rsid="0009ce36"/>
    </style:style>
    <style:style style:name="P13" style:family="paragraph" style:parent-style-name="Standard">
      <style:paragraph-properties style:line-height-at-least="0.503cm"/>
      <style:text-properties fo:color="#000000" officeooo:paragraph-rsid="0007ef2b"/>
    </style:style>
    <style:style style:name="P14" style:family="paragraph" style:parent-style-name="Standard">
      <style:paragraph-properties style:line-height-at-least="0.503cm"/>
      <style:text-properties fo:color="#000000" officeooo:paragraph-rsid="0009ce36"/>
    </style:style>
    <style:style style:name="P15" style:family="paragraph" style:parent-style-name="Standard">
      <style:paragraph-properties style:line-height-at-least="0.503cm"/>
      <style:text-properties fo:color="#000000" officeooo:paragraph-rsid="0009d919"/>
    </style:style>
    <style:style style:name="P16" style:family="paragraph" style:parent-style-name="Standard">
      <style:paragraph-properties style:line-height-at-least="0.503cm"/>
      <style:text-properties fo:color="#000000" officeooo:paragraph-rsid="000ad2dc"/>
    </style:style>
    <style:style style:name="P17" style:family="paragraph" style:parent-style-name="Standard">
      <style:paragraph-properties style:line-height-at-least="0.503cm"/>
      <style:text-properties fo:color="#000000" officeooo:paragraph-rsid="000dda96"/>
    </style:style>
    <style:style style:name="P18" style:family="paragraph" style:parent-style-name="Standard">
      <style:paragraph-properties style:line-height-at-least="0.503cm"/>
      <style:text-properties fo:color="#000000" officeooo:paragraph-rsid="000e8fce"/>
    </style:style>
    <style:style style:name="P19" style:family="paragraph" style:parent-style-name="Standard">
      <style:paragraph-properties style:line-height-at-least="0.503cm"/>
      <style:text-properties fo:color="#000000" officeooo:paragraph-rsid="00100b41"/>
    </style:style>
    <style:style style:name="P20" style:family="paragraph" style:parent-style-name="Standard">
      <style:text-properties officeooo:paragraph-rsid="0009ce36"/>
    </style:style>
    <style:style style:name="P21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2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ed1c24" officeooo:paragraph-rsid="000ad2dc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fo:color="#ce9178"/>
    </style:style>
    <style:style style:name="T3" style:family="text">
      <style:text-properties fo:color="#ce9178" style:font-name="Droid Sans Mono" fo:font-size="10.5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1b75bc"/>
    </style:style>
    <style:style style:name="T6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kdir drf</text:p>
      <text:p text:style-name="Standard">cd <text:s/>drf</text:p>
      <text:p text:style-name="Standard"/>
      <text:p text:style-name="Standard">backend file =&gt;</text:p>
      <text:p text:style-name="Standard">django-admin startproject cfehome .</text:p>
      <text:p text:style-name="Standard">python3 manage.py startapp api</text:p>
      <text:p text:style-name="Standard"/>
      <text:p text:style-name="Standard">cfehome =&gt;settings in INSTALLED_APPS list add ‘api’,</text:p>
      <text:p text:style-name="Standard"/>
      <text:p text:style-name="Standard">go to api/views.py =&gt;from django.http import JsonResponse</text:p>
      <text:p text:style-name="Standard"/>
      <text:p text:style-name="Standard">api/views.py =&gt;</text:p>
      <text:p text:style-name="Standard">from django.http import JsonResponce</text:p>
      <text:p text:style-name="Standard">#make a function</text:p>
      <text:p text:style-name="Standard">def api_home(requests,*args,**kwargs):</text:p>
      <text:p text:style-name="Standard"><text:s text:c="3"/>return({“message”:”JOJO”)</text:p>
      <text:p text:style-name="Standard"/>
      <text:p text:style-name="Standard">when go to api/urls.py=&gt;</text:p>
      <text:p text:style-name="Standard">from django.urls import path</text:p>
      <text:p text:style-name="Standard">from . import views</text:p>
      <text:p text:style-name="Standard">urlpatterns=[path(‘’,views.api_home)]</text:p>
      <text:p text:style-name="Standard"/>
      <text:p text:style-name="Standard">and go to cfe_home/urls add url</text:p>
      <text:p text:style-name="Standard">first:</text:p>
      <text:p text:style-name="P1">urlpatterns = [</text:p>
      <text:p text:style-name="P1">path(<text:span text:style-name="T2">'admin/'</text:span>, admin.site.urls),</text:p>
      <text:p text:style-name="P1"/>
      <text:p text:style-name="Standard">and then add the url</text:p>
      <text:p text:style-name="P1">urlpatterns = [</text:p>
      <text:p text:style-name="P1">path(<text:span text:style-name="T2">'admin/'</text:span>, admin.site.urls),</text:p>
      <text:p text:style-name="P8"><text:span text:style-name="T1">path(</text:span><text:span text:style-name="T3">'api/'</text:span><text:span text:style-name="T1">,include(</text:span><text:span text:style-name="T3">'api.urls'</text:span><text:span text:style-name="T1">))</text:span></text:p>
      <text:p text:style-name="P9">when run server:</text:p>
      <text:p text:style-name="P9"><text:a xlink:type="simple" xlink:href="http://127.0.0.1:80/api/" text:style-name="Internet_20_link" text:visited-style-name="Visited_20_Internet_20_Link">http://127.0.0.1:80/api/</text:a></text:p>
      <text:p text:style-name="P9">will see api views return</text:p>
      <text:p text:style-name="P9"/>
      <text:p text:style-name="P10">when go to cilent</text:p>
      <text:p text:style-name="P1"><text:span text:style-name="T4">import</text:span> requests</text:p>
      <text:p text:style-name="P1">endpoint=<text:span text:style-name="T2">"http://127.0.0.1:8000/api/"</text:span></text:p>
      <text:p text:style-name="P1">aa=requests.get(endpoint,json={<text:span text:style-name="T2">"query"</text:span>:<text:span text:style-name="T2">"HI"</text:span>})</text:p>
      <text:p text:style-name="P1">print(aa.json())</text:p>
      <text:p text:style-name="P12">can see views/api return</text:p>
      <text:p text:style-name="P12">and parmas input to api/views.py =&gt; will become</text:p>
      <text:p text:style-name="P2">aa=requests.get(endpoint,params={<text:span text:style-name="T2">"abc"</text:span>:<text:span text:style-name="T6">123</text:span>},json={<text:span text:style-name="T2">"query"</text:span>:<text:span text:style-name="T2">"HI"</text:span>})</text:p>
      <text:p text:style-name="P11"/>
      <text:p text:style-name="P13">and go to api/views.py</text:p>
      <text:p text:style-name="P20">def api_home(requests,*args,**kwargs):</text:p>
      <text:p text:style-name="P14"><text:s text:c="3"/>return({“message”:”JOJO”)</text:p>
      <text:p text:style-name="P2"><text:s text:c="3"/>body = request.body</text:p>
      <text:p text:style-name="P1"><text:s text:c="3"/>data=json.loads(body) </text:p>
      <text:p text:style-name="P1"><text:s text:c="3"/>print(data) </text:p>
      <text:p text:style-name="P12"><text:s/>api/views.py can get cilent.py params data</text:p>
      <text:p text:style-name="P14"><text:soft-page-break/>when go views.py =&gt; header data -&gt;dict let it become dict</text:p>
      <text:p text:style-name="P3"><text:span text:style-name="T4">import</text:span> json</text:p>
      <text:p text:style-name="P1"><text:span text:style-name="T4">def</text:span> api_home(request,*args,**kwargs):</text:p>
      <text:p text:style-name="P1">body = request.body</text:p>
      <text:p text:style-name="P1">data=json.loads(body)</text:p>
      <text:p text:style-name="P1">print(data.keys())</text:p>
      <text:p text:style-name="P1">print(data.values())</text:p>
      <text:p text:style-name="P1">print(data.values())</text:p>
      <text:p text:style-name="P1">print(dict(request.headers))</text:p>
      <text:p text:style-name="P21">''' header</text:p>
      <text:p text:style-name="P21">{'Content-Length': '15',</text:p>
      <text:p text:style-name="P21">'Content-Type': 'application/json',</text:p>
      <text:p text:style-name="P21">'Host': '127.0.0.1:8000', </text:p>
      <text:p text:style-name="P21">'User-Agent':</text:p>
      <text:p text:style-name="P21">'python-requests/2.18.4',</text:p>
      <text:p text:style-name="P21">'Accept-Encoding': 'gzip, deflate', 'Accept': '*/*', 'Connection': 'keep-alive'}</text:p>
      <text:p text:style-name="P21">'''</text:p>
      <text:p text:style-name="P22">#data["headers"]=request.headers</text:p>
      <text:p text:style-name="P22">#data["content_type"]=request.content_type</text:p>
      <text:p text:style-name="P22">#print(body.decode('UTF-8','strict'))</text:p>
      <text:p text:style-name="P1"><text:span text:style-name="T4">return</text:span> JsonResponse({<text:span text:style-name="T2">"message"</text:span>:<text:span text:style-name="T2">"HI there"</text:span>})</text:p>
      <text:p text:style-name="P1"/>
      <text:p text:style-name="P15">data</text:p>
      <text:p text:style-name="P15">params =&gt; get &amp; post is ok</text:p>
      <text:p text:style-name="P15">but data =&gt; only post <text:s/>so if wanna take data of params:</text:p>
      <text:p text:style-name="P15"/>
      <text:p text:style-name="P4"><text:span text:style-name="T4">from</text:span> django.http <text:span text:style-name="T4">import</text:span> JsonResponse</text:p>
      <text:p text:style-name="P22"># Create your views here.</text:p>
      <text:p text:style-name="P1"><text:span text:style-name="T4">import</text:span> json</text:p>
      <text:p text:style-name="P1"><text:span text:style-name="T4">def</text:span> api_home(request,*args,**kwargs):</text:p>
      <text:p text:style-name="P1">body = request.body</text:p>
      <text:p text:style-name="P1">data=json.loads(body)</text:p>
      <text:p text:style-name="P1">print(data.keys())</text:p>
      <text:p text:style-name="P1">print(data.values())</text:p>
      <text:p text:style-name="P1">print(<text:span text:style-name="T2">"data"</text:span>,data)</text:p>
      <text:p text:style-name="P1">print(dict(request.headers))</text:p>
      <text:p text:style-name="P1">print(request.content_type)</text:p>
      <text:p text:style-name="P21">''' header</text:p>
      <text:p text:style-name="P21">{'Content-Length': '15',</text:p>
      <text:p text:style-name="P21">'Content-Type': 'application/json',</text:p>
      <text:p text:style-name="P21">'Host': '127.0.0.1:8000', </text:p>
      <text:p text:style-name="P21">'User-Agent':</text:p>
      <text:p text:style-name="P21">'python-requests/2.18.4',</text:p>
      <text:p text:style-name="P21">'Accept-Encoding': 'gzip, deflate', 'Accept': '*/*', 'Connection': 'keep-alive'}</text:p>
      <text:p text:style-name="P21">'''</text:p>
      <text:p text:style-name="P1">print(dict(request.GET))</text:p>
      <text:p text:style-name="P21">'''</text:p>
      <text:p text:style-name="P21">{'abc': ['123']}</text:p>
      <text:p text:style-name="P16"><text:soft-page-break/>total:</text:p>
      <text:p text:style-name="P23">request.body =&gt;take json data</text:p>
      <text:p text:style-name="P23">request.header =&gt;take header data</text:p>
      <text:p text:style-name="P23"/>
      <text:p text:style-name="P23">request.GET =&gt; params and it can used→post</text:p>
      <text:p text:style-name="P23">but data(cilent) only could pass data=?? to post can’t get </text:p>
      <text:p text:style-name="P23"/>
      <text:p text:style-name="P16">python3 manage.py startapp products</text:p>
      <text:p text:style-name="P16">so have to go to /cfe_home/settings.py</text:p>
      <text:p text:style-name="P16">=&gt;INSTALL_APPS add ‘products’</text:p>
      <text:p text:style-name="P16"/>
      <text:p text:style-name="P16">next step</text:p>
      <text:p text:style-name="P16">/products/models.py =&gt;</text:p>
      <text:p text:style-name="P5"><text:span text:style-name="T4">from</text:span> django.db <text:span text:style-name="T4">import</text:span> models</text:p>
      <text:p text:style-name="P8"/>
      <text:p text:style-name="P22"># Create your models here.</text:p>
      <text:p text:style-name="P1"><text:span text:style-name="T4">class</text:span> Product(models.Model):</text:p>
      <text:p text:style-name="P1">title = models.CharField(max_length=<text:span text:style-name="T6">120</text:span>)</text:p>
      <text:p text:style-name="P1">content=models.TextField(blank=<text:span text:style-name="T4">True</text:span>,null=<text:span text:style-name="T4">True</text:span>)</text:p>
      <text:p text:style-name="P1">price = models.DecimalField(max_digits=<text:span text:style-name="T6">15</text:span>,decimal_places=<text:span text:style-name="T6">2</text:span>,default=<text:span text:style-name="T6">99.99</text:span>)</text:p>
      <text:p text:style-name="P17">python3 manage.py makemigrations</text:p>
      <text:p text:style-name="P17">python3 manage.py migrate</text:p>
      <text:p text:style-name="P17"/>
      <text:p text:style-name="P17">when go to /api/views =&gt;</text:p>
      <text:p text:style-name="P17"/>
      <text:p text:style-name="P1"><text:span text:style-name="T4">from</text:span> pyexpat <text:span text:style-name="T4">import</text:span> model</text:p>
      <text:p text:style-name="P1"><text:span text:style-name="T4">from</text:span> django.http <text:span text:style-name="T4">import</text:span> JsonResponse</text:p>
      <text:p text:style-name="P1"><text:span text:style-name="T4">from</text:span> products.models <text:span text:style-name="T4">import</text:span> Product</text:p>
      <text:p text:style-name="P22"># Create your views here.</text:p>
      <text:p text:style-name="P1"><text:span text:style-name="T4">import</text:span> json</text:p>
      <text:p text:style-name="P1"><text:span text:style-name="T4">def</text:span> api_home(request,*args,**kwargs):</text:p>
      <text:p text:style-name="P1">model_data=Product.objects.all().order_by(<text:span text:style-name="T2">"?"</text:span>).first()</text:p>
      <text:p text:style-name="P1">data={}</text:p>
      <text:p text:style-name="P1">data[<text:span text:style-name="T2">'title'</text:span>]=model_data.title</text:p>
      <text:p text:style-name="P1">data[<text:span text:style-name="T2">'content'</text:span>]=model_data.content</text:p>
      <text:p text:style-name="P1">data[<text:span text:style-name="T2">'price'</text:span>]=model_data.price</text:p>
      <text:p text:style-name="P1"><text:span text:style-name="T4">return</text:span> JsonResponse(data)</text:p>
      <text:p text:style-name="P18">because get models return class of model =&gt;need to change to json type to return</text:p>
      <text:p text:style-name="P18"/>
      <text:p text:style-name="P18">JsonRespnce is kid of HttpResponce need change return , like:</text:p>
      <text:p text:style-name="P6"><text:span text:style-name="T4">return</text:span> HttpResponse(data,headers={<text:span text:style-name="T2">"content_type"</text:span>:<text:span text:style-name="T2">'application/json'</text:span>})</text:p>
      <text:p text:style-name="P19">and change to dict return , if only split hearder content type return string</text:p>
      <text:p text:style-name="P19"/>
      <text:p text:style-name="P19">httpresponce need =&gt;</text:p>
      <text:p text:style-name="P7">data_r = json.dumps(data)</text:p>
      <text:p text:style-name="P19">if float or int in this one can’t Seril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6:49:32.917207809</meta:creation-date>
    <meta:generator>LibreOffice/6.0.7.3$Linux_X86_64 LibreOffice_project/00m0$Build-3</meta:generator>
    <dc:date>2022-06-15T13:41:10.681250591</dc:date>
    <meta:editing-duration>PT12H49M17S</meta:editing-duration>
    <meta:editing-cycles>2</meta:editing-cycles>
    <meta:document-statistic meta:table-count="0" meta:image-count="0" meta:object-count="0" meta:page-count="3" meta:paragraph-count="126" meta:word-count="393" meta:character-count="3701" meta:non-whitespace-character-count="3411"/>
  </office:meta>
</office:document-meta>
</file>